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Triangle_20_unfilled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61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7cm" svg:height="1.448cm" svg:x="2.505cm" svg:y="2.778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15cm" svg:height="1.568cm" svg:x="6.974cm" svg:y="2.778cm">
          <text:p text:style-name="P1">Game Sess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11cm" svg:height="1.568cm" svg:x="7.326cm" svg:y="5.915cm">
          <text:p text:style-name="P1">Charact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69cm" svg:height="1.568cm" svg:x="2.27cm" svg:y="5.915cm">
          <text:p text:style-name="P1">worl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17cm" svg:height="1.568cm" svg:x="2.27cm" svg:y="8.449cm">
          <text:p text:style-name="P1">ma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69cm" svg:height="1.568cm" svg:x="12.971cm" svg:y="2.778cm">
          <text:p text:style-name="P1">Di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16cm" svg:height="1.568cm" svg:x="5.563cm" svg:y="8.328cm">
          <text:p text:style-name="P1">Rogu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17cm" svg:height="1.568cm" svg:x="8.032cm" svg:y="8.328cm">
          <text:p text:style-name="P1">Fight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17cm" svg:height="1.568cm" svg:x="10.501cm" svg:y="8.328cm">
          <text:p text:style-name="P1">Wizar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7cm" svg:height="1.568cm" svg:x="12.853cm" svg:y="8.328cm">
          <text:p text:style-name="P1">Monst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09cm" svg:y1="8.328cm" svg:x2="9.09cm" svg:y2="7.483cm">
          <text:p/>
        </draw:line>
        <draw:line draw:style-name="gr2" draw:text-style-name="P1" draw:layer="layout" svg:x1="11.442cm" svg:y1="8.328cm" svg:x2="10.619cm" svg:y2="7.483cm">
          <text:p/>
        </draw:line>
        <draw:line draw:style-name="gr2" draw:text-style-name="P1" draw:layer="layout" svg:x1="6.503cm" svg:y1="8.328cm" svg:x2="7.326cm" svg:y2="7.483cm">
          <text:p/>
        </draw:line>
        <draw:line draw:style-name="gr2" draw:text-style-name="P1" draw:layer="layout" svg:x1="17.002cm" svg:y1="10.906cm" svg:x2="17.002cm" svg:y2="7.35cm">
          <text:p/>
        </draw:line>
        <draw:line draw:style-name="gr3" draw:text-style-name="P1" draw:layer="layout" svg:x1="10.737cm" svg:y1="5.914cm" svg:x2="12.971cm" svg:y2="4.346cm">
          <text:p/>
        </draw:line>
        <draw:line draw:style-name="gr3" draw:text-style-name="P1" draw:layer="layout" svg:x1="9.09cm" svg:y1="4.346cm" svg:x2="9.09cm" svg:y2="5.914cm">
          <text:p/>
        </draw:line>
        <draw:line draw:style-name="gr3" draw:text-style-name="P1" draw:layer="layout" svg:x1="6.974cm" svg:y1="3.502cm" svg:x2="4.975cm" svg:y2="3.502cm">
          <text:p/>
        </draw:line>
        <draw:line draw:style-name="gr3" draw:text-style-name="P1" draw:layer="layout" svg:x1="7.326cm" svg:y1="6.639cm" svg:x2="4.739cm" svg:y2="6.639cm">
          <text:p/>
        </draw:line>
        <draw:line draw:style-name="gr3" draw:text-style-name="P1" draw:layer="layout" svg:x1="3.328cm" svg:y1="7.483cm" svg:x2="3.328cm" svg:y2="8.448cm">
          <text:p/>
        </draw:line>
        <draw:custom-shape draw:style-name="gr1" draw:text-style-name="P1" draw:layer="layout" svg:width="2.469cm" svg:height="1.327cm" svg:x="15.859cm" svg:y="6.023cm">
          <text:p text:style-name="P1">Entity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.859cm" svg:y1="6.461cm" svg:x2="10.779cm" svg:y2="6.461cm">
          <text:p/>
        </draw:line>
        <draw:custom-shape draw:style-name="gr1" draw:text-style-name="P1" draw:layer="layout" svg:width="2.159cm" svg:height="0.889cm" svg:x="17.51cm" svg:y="9.382cm">
          <text:p text:style-name="P1">Buildin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0.889cm" svg:x="17.51cm" svg:y="8.112cm">
          <text:p text:style-name="P1">NP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016cm" svg:x="17.51cm" svg:y="10.525cm">
          <text:p text:style-name="P1">Chest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51cm" svg:y1="8.493cm" svg:x2="17.002cm" svg:y2="8.493cm">
          <text:p/>
        </draw:line>
        <draw:line draw:style-name="gr3" draw:text-style-name="P1" draw:layer="layout" svg:x1="17.51cm" svg:y1="9.89cm" svg:x2="17.002cm" svg:y2="9.89cm">
          <text:p/>
        </draw:line>
        <draw:line draw:style-name="gr3" draw:text-style-name="P1" draw:layer="layout" svg:x1="17.51cm" svg:y1="10.906cm" svg:x2="17.002cm" svg:y2="10.906cm">
          <text:p/>
        </draw:line>
        <draw:line draw:style-name="gr3" draw:text-style-name="P1" draw:layer="layout" svg:x1="17.51cm" svg:y1="9.89cm" svg:x2="17.002cm" svg:y2="9.89cm">
          <text:p/>
        </draw:line>
        <draw:frame draw:style-name="gr4" draw:layer="layout" svg:width="0.591cm" svg:height="1.724cm" svg:x="9.128cm" svg:y="4.356cm">
          <draw:text-box>
            <text:p>1</text:p>
            <text:p/>
            <text:p>*</text:p>
          </draw:text-box>
        </draw:frame>
        <draw:frame draw:style-name="gr4" draw:layer="layout" svg:width="1.687cm" svg:height="0.742cm" svg:x="5.191cm" svg:y="2.905cm">
          <draw:text-box>
            <text:p>1 <text:s text:c="6"/>1</text:p>
          </draw:text-box>
        </draw:frame>
        <draw:frame draw:style-name="gr4" draw:layer="layout" svg:width="0.591cm" svg:height="0.742cm" svg:x="10.398cm" svg:y="5.211cm">
          <draw:text-box>
            <text:p>1</text:p>
          </draw:text-box>
        </draw:frame>
        <draw:frame draw:style-name="gr4" draw:layer="layout" svg:width="0.591cm" svg:height="0.742cm" svg:x="12.347cm" svg:y="3.814cm">
          <draw:text-box>
            <text:p>*</text:p>
          </draw:text-box>
        </draw:frame>
        <draw:frame draw:style-name="gr5" draw:layer="layout" svg:width="0.001cm" svg:height="0.869cm" svg:x="7.096cm" svg:y="6.08cm">
          <draw:text-box>
            <text:p>*</text:p>
          </draw:text-box>
        </draw:frame>
        <draw:frame draw:style-name="gr4" draw:layer="layout" svg:width="0.591cm" svg:height="0.742cm" svg:x="4.854cm" svg:y="5.973cm">
          <draw:text-box>
            <text:p>1</text:p>
          </draw:text-box>
        </draw:frame>
        <draw:frame draw:style-name="gr4" draw:layer="layout" svg:width="0.591cm" svg:height="0.742cm" svg:x="2.778cm" svg:y="7.37cm">
          <draw:text-box>
            <text:p>1</text:p>
          </draw:text-box>
        </draw:frame>
        <draw:frame draw:style-name="gr4" draw:layer="layout" svg:width="0.591cm" svg:height="0.742cm" svg:x="2.778cm" svg:y="8.005cm">
          <draw:text-box>
            <text:p>*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Triangle_20_unfilled" draw:display-name="Triangle unfilled" svg:viewBox="0 0 3000 3000" svg:d="m1500 0 1500 3000h-3000zm0 447-1176 2353h2353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Opificio" style:font-style-name="Regular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Symeonidis</meta:initial-creator>
    <meta:creation-date>2013-07-21T12:04:10</meta:creation-date>
    <dc:date>2013-07-21T12:25:16</dc:date>
    <dc:creator>Simon Symeonidis</dc:creator>
    <meta:editing-duration>PT5M26S</meta:editing-duration>
    <meta:editing-cycles>2</meta:editing-cycles>
    <meta:generator>LibreOffice/4.0.4.2$Linux_X86_64 LibreOffice_project/400m0$Build-2</meta:generator>
    <meta:document-statistic meta:object-count="36"/>
  </office:meta>
</office:document-meta>
</file>